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B2" style:family="table-cell">
      <style:table-cell-properties fo:padding="0.097cm" fo:border="none"/>
    </style:style>
    <style:style style:name="Table1.A3"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A4"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able_20_Contents">
      <style:text-properties style:font-name="Monaco1" fo:font-size="9pt" style:font-size-asian="9pt" style:font-size-complex="9pt"/>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Code">
      <style:text-properties style:font-name="Tahoma2" fo:font-size="11pt" style:font-size-asian="11pt" style:font-size-complex="11pt"/>
    </style:style>
    <style:style style:name="P1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background-color="#ffff00" style:font-size-asian="11pt" style:font-size-complex="11pt"/>
    </style:style>
    <style:style style:name="P18" style:family="paragraph" style:parent-style-name="Code">
      <style:text-properties style:use-window-font-color="true" style:font-name="Tahoma2" fo:font-size="11pt" style:font-name-asian="Helvetica" style:font-size-asian="11pt" style:font-name-complex="Helvetica" style:font-size-complex="11pt"/>
    </style:style>
    <style:style style:name="P19" style:family="paragraph" style:parent-style-name="List">
      <style:paragraph-properties fo:margin-left="2.341cm" fo:margin-right="0cm" fo:text-indent="0cm" style:auto-text-indent="false"/>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Contents_20_2">
      <style:paragraph-properties>
        <style:tab-stops>
          <style:tab-stop style:position="0cm"/>
        </style:tab-stops>
      </style:paragraph-properties>
    </style:style>
    <style:style style:name="P22" style:family="paragraph" style:parent-style-name="Standard" style:master-page-name="Index">
      <style:paragraph-properties style:page-number="auto"/>
    </style:style>
    <style:style style:name="P23" style:family="paragraph" style:parent-style-name="List" style:list-style-name="L15"/>
    <style:style style:name="P24" style:family="paragraph" style:parent-style-name="List" style:list-style-name="L1">
      <style:paragraph-properties fo:margin-left="2.341cm" fo:margin-right="0cm" fo:text-indent="0cm" style:auto-text-indent="false"/>
    </style:style>
    <style:style style:name="P25" style:family="paragraph" style:parent-style-name="List" style:list-style-name="L11">
      <style:paragraph-properties fo:margin-left="2.341cm" fo:margin-right="0cm" fo:text-indent="0cm" style:auto-text-indent="false"/>
    </style:style>
    <style:style style:name="P26" style:family="paragraph" style:parent-style-name="List" style:list-style-name="L15">
      <style:paragraph-properties fo:margin-left="2.341cm" fo:margin-right="0cm" fo:text-indent="0cm" style:auto-text-indent="false"/>
    </style:style>
    <style:style style:name="P27" style:family="paragraph" style:parent-style-name="Table_20_Contents" style:list-style-name="L2"/>
    <style:style style:name="P28" style:family="paragraph" style:parent-style-name="Table_20_Contents" style:list-style-name="L3"/>
    <style:style style:name="P29" style:family="paragraph" style:parent-style-name="Table_20_Contents" style:list-style-name="L4"/>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list-style-name="L9"/>
    <style:style style:name="P35" style:family="paragraph" style:parent-style-name="Table_20_Contents" style:list-style-name="L10"/>
    <style:style style:name="P36" style:family="paragraph" style:parent-style-name="Table_20_Contents" style:list-style-name="L12"/>
    <style:style style:name="P37" style:family="paragraph" style:parent-style-name="Table_20_Contents" style:list-style-name="L13"/>
    <style:style style:name="P38" style:family="paragraph" style:parent-style-name="Table_20_Contents" style:list-style-name="L14"/>
    <style:style style:name="P39" style:family="paragraph" style:parent-style-name="Table_20_Contents" style:list-style-name="L16"/>
    <style:style style:name="P40" style:family="paragraph" style:parent-style-name="Table_20_Contents" style:list-style-name="L14">
      <style:text-properties fo:font-weight="normal" style:font-weight-asian="normal" style:font-weight-complex="normal"/>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0"/>
      <text:p text:style-name="P13">Scalable OpenGroupware.org (SOGo)<text:line-break/> – Inverse Edition 1.0</text:p>
      <text:p text:style-name="P11">Installation and Configuration Guide</text:p>
      <text:p text:style-name="P5"/>
      <text:p text:style-name="P22">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4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3</text:p>
          <text:p text:style-name="P20">Chapter 2<text:tab/>Introduction <text:s text:c="2"/><text:tab/>4</text:p>
          <text:p text:style-name="P21">Architecture <text:s text:c="2"/><text:tab/>5</text:p>
          <text:p text:style-name="P20">Chapter 3<text:tab/>System Requirements <text:s text:c="2"/><text:tab/>6</text:p>
          <text:p text:style-name="P21">Assumptions <text:s text:c="2"/><text:tab/>6</text:p>
          <text:p text:style-name="P21">Minimum Hardware Requirements <text:s text:c="2"/><text:tab/>6</text:p>
          <text:p text:style-name="P21">Operating System Requirements <text:s text:c="2"/><text:tab/>8</text:p>
          <text:p text:style-name="P20">Chapter 4<text:tab/>Installation <text:s text:c="2"/><text:tab/>9</text:p>
          <text:p text:style-name="P21">Software Downloads <text:s text:c="2"/><text:tab/>9</text:p>
          <text:p text:style-name="P21">Software Installation <text:s text:c="2"/><text:tab/>9</text:p>
          <text:p text:style-name="P20">Chapter 5<text:tab/>Configuration <text:s text:c="2"/><text:tab/>10</text:p>
          <text:p text:style-name="P21">Overview and General Preferences <text:s text:c="2"/><text:tab/>10</text:p>
          <text:p text:style-name="P21">Authentication using LDAP <text:s text:c="2"/><text:tab/>13</text:p>
          <text:p text:style-name="P21">LDAP Attributes Indexing <text:s text:c="2"/><text:tab/>15</text:p>
          <text:p text:style-name="P21">Database Configuration <text:s text:c="2"/><text:tab/>15</text:p>
          <text:p text:style-name="P21">SMTP Server Configuration <text:s text:c="2"/><text:tab/>16</text:p>
          <text:p text:style-name="P21">IMAP Server Configuration <text:s text:c="2"/><text:tab/>17</text:p>
          <text:p text:style-name="P21">Web Interface Configuration <text:s text:c="2"/><text:tab/>18</text:p>
          <text:p text:style-name="P21">SOGo Configuration Summary <text:s text:c="2"/><text:tab/>18</text:p>
          <text:p text:style-name="P21">Apache Configuration <text:s text:c="2"/><text:tab/>19</text:p>
          <text:p text:style-name="P21">Starting Services <text:s text:c="2"/><text:tab/>20</text:p>
          <text:p text:style-name="P20">Chapter 6<text:tab/>Managing User Accounts <text:s text:c="2"/><text:tab/>21</text:p>
          <text:p text:style-name="P21">Creating the SOGo Administrative Account <text:s text:c="2"/><text:tab/>21</text:p>
          <text:p text:style-name="P21">Creating a User Account <text:s text:c="2"/><text:tab/>21</text:p>
          <text:p text:style-name="P20">Chapter 7<text:tab/>Funambol <text:s text:c="2"/><text:tab/>23</text:p>
          <text:p text:style-name="P20"><text:soft-page-break/>Chapter 8<text:tab/>Using SOGo <text:s text:c="2"/><text:tab/>25</text:p>
          <text:p text:style-name="P21">SOGo Web Interface <text:s text:c="2"/><text:tab/>25</text:p>
          <text:p text:style-name="P21">Mozilla Thunderbird and Lightning <text:s text:c="2"/><text:tab/>25</text:p>
          <text:p text:style-name="P21">Funambol / Mobile Devices <text:s text:c="2"/><text:tab/>26</text:p>
          <text:p text:style-name="P21">Apple iCal 3 <text:s text:c="2"/><text:tab/>26</text:p>
          <text:p text:style-name="P20">Chapter 9<text:tab/>Additional Information <text:s text:c="2"/><text:tab/>28</text:p>
          <text:p text:style-name="P20">Chapter 10<text:tab/>Commercial Support and Contact Information <text:s text:c="2"/><text:tab/>29</text:p>
          <text:p text:style-name="P20">Chapter 11<text:tab/>GNU Free Documentation License <text:s text:c="2"/><text:tab/>30</text:p>
        </text:index-body>
      </text:table-of-content>
      <text:p text:style-name="Standard"/>
      <text:h text:style-name="P41"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2123290067" text:style-name="L1">
        <text:list-header>
          <text:p text:style-name="P24">❏<text:tab/>Database server (MySQL, PostgreSQL or Oracle)</text:p>
          <text:p text:style-name="P24">❏<text:tab/>LDAP server (OpenLDAP, Novell eDirectory, Microsoft Active Directory and others)</text:p>
          <text:p text:style-name="P24">❏<text:tab/>SMTP server (Postfix, Sendmail and others)</text:p>
          <text:p text:style-name="P2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880421244" text:style-name="L2">
              <text:list-header>
                <text:p text:style-name="P27">◾ Intel or AMD CPU 1 GHz</text:p>
                <text:p text:style-name="P27">◾ 512 MB of RAM (without Funambol, 1 GB RAM otherwise)</text:p>
                <text:p text:style-name="P27">◾ 1 GB of disk space</text:p>
              </text:list-header>
            </text:list>
            <text:p text:style-name="Table_20_Contents"/>
            <text:p text:style-name="Table_20_Contents">Production</text:p>
            <text:list xml:id="list557547452" text:style-name="L3">
              <text:list-header>
                <text:p text:style-name="P28">◾ Intel or AMD CPU 3 GHz</text:p>
              </text:list-header>
            </text:list>
            <text:list xml:id="list708901277" text:style-name="L4">
              <text:list-header>
                <text:p text:style-name="P29">◾ 2048 MB of RAM</text:p>
              </text:list-header>
            </text:list>
            <text:list xml:id="list482989948" text:style-name="L3">
              <text:list-header>
                <text:p text:style-name="P2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892000004" text:style-name="L5">
              <text:list-header>
                <text:p text:style-name="P30">◾ Intel or AMD CPU 1.5 GHz</text:p>
              </text:list-header>
            </text:list>
            <text:list xml:id="list533733473" text:style-name="L6">
              <text:list-header>
                <text:p text:style-name="P31">◾ 1024x768 monitor resolution</text:p>
              </text:list-header>
            </text:list>
            <text:list xml:id="list2046798213" text:style-name="L7">
              <text:list-header>
                <text:p text:style-name="P32">◾ 512 MB of RAM</text:p>
                <text:p text:style-name="P32">◾ 128 Kbps or higher network connection</text:p>
              </text:list-header>
            </text:list>
            <text:p text:style-name="Table_20_Contents"/>
            <text:p text:style-name="Table_20_Contents">Microsoft Windows</text:p>
            <text:list xml:id="list1579310153" text:style-name="L6">
              <text:list-header>
                <text:p text:style-name="P31">◾ Microsoft Windows XP SP2 or Vista</text:p>
              </text:list-header>
            </text:list>
            <text:p text:style-name="Table_20_Contents"/>
            <text:p text:style-name="Table_20_Contents">Apple Mac OS X</text:p>
            <text:list xml:id="list1624535619" text:style-name="L8">
              <text:list-header>
                <text:p text:style-name="P33">◾ Apple Mac OS X 10.2 to 10.5</text:p>
                <text:p text:style-name="P33">◾ Apple Mac OS X 10.5 for iCal 3 support</text:p>
              </text:list-header>
            </text:list>
            <text:p text:style-name="Table_20_Contents"/>
            <text:p text:style-name="Table_20_Contents">Linux</text:p>
            <text:list xml:id="list2090571596" text:style-name="L9">
              <text:list-header>
                <text:p text:style-name="P3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36892779" text:style-name="L10">
              <text:list-header>
                <text:p text:style-name="P35">◾ Palm OS based devices with Synthesis SyncML Client</text:p>
                <text:p text:style-name="P35">◾ Research In Motion (RIM) BlackBerry devices with NextHaus SyncJe</text:p>
                <text:p text:style-name="P35">◾ Microsoft Windows Mobile PocketPC or SmartPhone with the Funambol client</text:p>
              </text:list-header>
            </text:list>
          </table:table-cell>
        </table:table-row>
      </table:table>
      <text:p text:style-name="Standard"/>
      <text:h text:style-name="P43" text:outline-level="2">Operating System Requirements</text:h>
      <text:p text:style-name="Standard">The following 32-bit and 64-bit operating systems are currently supported by SOGo 1.0 :</text:p>
      <text:list xml:id="list2046255425" text:style-name="L11">
        <text:list-header>
          <text:p text:style-name="P25">❏<text:tab/>Red Hat Enterprise Linux 5.x Server</text:p>
          <text:p text:style-name="P25">❏<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2"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4"/>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091832291" text:style-name="L12">
              <text:list-header>
                <text:p text:style-name="P36">◾ YES – to use UTF-8 (recommended)</text:p>
                <text:p text:style-name="P36">◾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6">◾ YES – to use UTF-8 (recommended)</text:p>
                <text:p text:style-name="P36">◾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6">◾ YES – to use UTF-8 (recommended)</text:p>
                <text:p text:style-name="P36">◾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805062243" text:style-name="L13">
              <text:list-header>
                <text:p text:style-name="P37">◾ English</text:p>
                <text:p text:style-name="P37">◾ French</text:p>
                <text:p text:style-name="P37">◾ German</text:p>
                <text:p text:style-name="P37">◾ Italian</text:p>
                <text:p text:style-name="P37">◾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807147953" text:style-name="L14">
              <text:list-header>
                <text:p text:style-name="P38">◾ YES – to send notifications</text:p>
                <text:p text:style-name="P38">◾ NO – to not send notifications</text:p>
                <text:p text:style-name="P38">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263612226" text:continue-numbering="true" text:style-name="L14">
              <text:list-header>
                <text:p text:style-name="P38">◾ Public</text:p>
                <text:p text:style-name="P38">◾ Confidential</text:p>
                <text:p text:style-name="P38">◾ Private</text:p>
                <text:p text:style-name="P38">And each string must end with one of those values:</text:p>
                <text:p text:style-name="P38">◾ Viewer</text:p>
                <text:p text:style-name="P38">◾ DandTViewer</text:p>
                <text:p text:style-name="P38">◾ Modifier</text:p>
                <text:p text:style-name="P38">◾ Responder</text:p>
                <text:p text:style-name="P38">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2"><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5"/>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6"/>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4"/>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text:soft-page-break/>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354453924" text:style-name="L15">
        <text:list-header>
          <text:p text:style-name="P26">❏<text:tab/>givenName</text:p>
          <text:p text:style-name="P26">❏<text:tab/>cn</text:p>
          <text:p text:style-name="P26">❏<text:tab/>mail</text:p>
          <text:p text:style-name="P26">❏<text:tab/>sn</text:p>
          <text:p text:style-name="P23"/>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4"/>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4"/>
      <text:p text:style-name="Standard">Once added, restart the PostgreSQL database services. Then, modify the SOGo configuration to reflect your database settings :</text:p>
      <text:p text:style-name="Code">su – sogo</text:p>
      <text:p text:style-name="Code">defaults write sogod SOGoProfileURL <text:line-break/><text:tab/>'postgresql://sogo:sogo@localhost:5432/sogo/sogo_user_profile'</text:p>
      <text:p text:style-name="Code"><text:soft-page-break/>defaults write sogod OCSFolderInfoURL<text:line-break/><text:tab/>'postgresql://sogo:sogo@localhost:5432/sogo/sogo_folder_info'</text:p>
      <text:p text:style-name="P14"/>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6"/>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814974911" text:style-name="L16">
              <text:list-header>
                <text:p text:style-name="P39"><text:span text:style-name="Code_20__28_inline_29_">◾ sendmail</text:span> – to use /usr/sbin/sendmail</text:p>
                <text:p text:style-name="P39"><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7"/>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8">◾ YES</text:p>
                <text:p text:style-name="P38">◾ NO</text:p>
                <text:p text:style-name="P40">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9">Parameter used to specify which RFC the IMAP server implements with respect to ACLs. Possible values are :</text:p>
                <text:p text:style-name="P3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8">◾ YES</text:p>
                <text:p text:style-name="P38">◾ NO</text:p>
                <text:p text:style-name="P38">Defaults to NO when unset.</text:p>
              </text:list-header>
            </text:list>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FaviconRelativeURL (optional)</text:p>
          </table:table-cell>
          <table:table-cell table:style-name="Table1.A1"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2">
          <table:table-cell table:style-name="Table1.A2" office:value-type="string">
            <text:p text:style-name="Table_20_Contents">SOGoZipPath (optional)</text:p>
          </table:table-cell>
          <table:table-cell table:style-name="Table1.B2"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2">
          <table:table-cell table:style-name="Table1.A3"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4" office:value-type="string">
            <text:p text:style-name="Table_20_Contents">SOGoLDAPContactInfoAttribute (optional)</text:p>
          </table:table-cell>
          <table:table-cell table:style-name="Table1.A4" office:value-type="string">
            <text:p text:style-name="Table_20_Contents">Parameter used to specify an attribute that should appear in autocompletion of the web interface.</text:p>
          </table:table-cell>
        </table:table-row>
        <table:table-row>
          <table:table-cell table:style-name="Table1.A4" office:value-type="string">
            <text:p text:style-name="Table_20_Contents">SOGoMailUseOutlookStyleReplies (optional)</text:p>
          </table:table-cell>
          <table:table-cell table:style-name="Table1.A4"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soft-page-break/><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4"/>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text:soft-page-break/>Starting Services</text:h>
      <text:p text:style-name="Standard">Once SOGo if fully installed and configured, start the services using the following command :</text:p>
      <text:p text:style-name="Code">service sogod start</text:p>
      <text:p text:style-name="P14"/>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4"/>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4"/>
      <text:p text:style-name="Standard">Load the LDIF file inside your LDAP server using the following command :</text:p>
      <text:p text:style-name="Code">slapadd -l jdoe.ldif -x -w qwerty -D cn=Manager,dc=acme,dc=com</text:p>
      <text:p text:style-name="P14"/>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4"/>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8"/>
      <text:p text:style-name="Standard">Download your preferred JDBC driver and move it to :</text:p>
      <text:p text:style-name="Code">/opt/Funambol/tools/tomcat/common/lib/</text:p>
      <text:p text:style-name="P18"/>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8"/>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8"/>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8"/>
      <text:p text:style-name="Standard">Next, install the Funambol SOGo Connector within Funambol server by issuing the following commands :</text:p>
      <text:p text:style-name="Code"><text:soft-page-break/>cd /opt/Funambol/ds-server</text:p>
      <text:p text:style-name="Code">./bin/install-modules.sh tomcat50</text:p>
      <text:p text:style-name="P18"/>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8"/>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8"/>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8"/>
      <text:p text:style-name="Standard">and save the preferences. Then, modify the following file :</text:p>
      <text:p text:style-name="Code">/opt/Funambol/ds-server/config/ca/inverse/sogo/security/SOGoOfficer.xml</text:p>
      <text:p text:style-name="P18"/>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9"><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Configur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10-24T09:42:32</meta:creation-date>
    <meta:editing-cycles>32</meta:editing-cycles>
    <meta:editing-duration>PT07H14M19S</meta:editing-duration>
    <dc:date>2009-03-25T17:34:34</dc:date>
    <meta:document-statistic meta:table-count="8" meta:image-count="3" meta:object-count="0" meta:page-count="32" meta:paragraph-count="538" meta:word-count="4836" meta:character-count="32567"/>
    <meta:user-defined meta:name="Info 1"/>
    <meta:user-defined meta:name="Info 2"/>
    <meta:user-defined meta:name="Info 3"/>
    <meta:user-defined meta:name="Info 4"/>
  </office:meta>
</office:document-meta>
</file>